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ed3" officeooo:paragraph-rsid="00056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6:00:49.587877370</meta:creation-date>
    <dc:date>2023-07-17T16:26:25.950848978</dc:date>
    <meta:editing-duration>PT15M2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